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section" style:name="P1" style:parent-style-name="Contents_20_1">
      <style:section-properties style:editable="false">
        <style:columns fo:column-count="1" fo:column-gap="0cm"/>
      </style:section-properties>
      <style:paragraph-properties>
        <style:tab-stops>
          <style:tab-stop style:leader-style="dotted" style:leader-text-style="." style:position="16.999cm" style:type="right"/>
        </style:tab-stops>
      </style:paragraph-properties>
    </style:style>
    <style:style style:family="paragraph" style:name="acaf647" style:parent-style-name="Subtitle">
      <style:paragraph-properties fo:break-before="page"/>
    </style:style>
    <style:style style:family="paragraph" style:name="a925e45" style:parent-style-name="Title">
      <style:paragraph-properties fo:break-before="page"/>
    </style:style>
    <style:style style:display-name="Titre 5 avec saut avant" style:family="paragraph" style:name="Heading_20_5_break_before" style:parent-style-name="Heading_20_5">
      <style:paragraph-properties fo:break-before="page"/>
    </style:style>
    <style:style style:display-name="Titre 4 avec saut avant" style:family="paragraph" style:name="Heading_20_4_break_before" style:parent-style-name="Heading_20_4">
      <style:paragraph-properties fo:break-before="page"/>
    </style:style>
    <style:style style:display-name="Titre 3 avec saut avant" style:family="paragraph" style:name="Heading_20_3_break_before" style:parent-style-name="Heading_20_3">
      <style:paragraph-properties fo:break-before="page"/>
    </style:style>
    <style:style style:display-name="Titre 2 avec saut avant" style:family="paragraph" style:name="Heading_20_2_break_before" style:parent-style-name="Heading_20_2">
      <style:paragraph-properties fo:break-before="page"/>
    </style:style>
    <style:style style:display-name="Titre 1 avec saut avant" style:family="paragraph" style:name="Heading_20_1_break_before"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a925e45"><text:span>STAGE AU MUSEE DE LA RESISTANCE DU FORT DE BONDUES</text:span></text:p>
      <text:p text:style-name="Text_20_body"><text:span>Une image contenant plein air, ciel, arbre, plante</text:span></text:p>
      <text:p text:style-name="acaf647"><text:span>Remerciements</text:span></text:p>
      <text:p text:style-name="Text_20_body"><text:span>Monsieur Delebarre, Maire de Bondues,</text:span></text:p>
      <text:p text:style-name="Text_20_body"><text:span>Madame Delebarre Dupont, Directrice,</text:span></text:p>
      <text:p text:style-name="Text_20_body"><text:span>Madame Do Vale, Collaboratrice,</text:span></text:p>
      <text:p text:style-name="Text_20_body"><text:span>Je tiens à vous remercier pour l’accueil chaleureux et l’accompagnement que j’ai reçus tout au long de mon stage au musée de la Résistance.</text:span></text:p>
      <text:p text:style-name="Text_20_body"><text:span>Cette expérience a été particulièrement enrichissante et m’a permis de mieux comprendre l’importance du travail de transmission de la mémoire, ainsi que l’engagement nécessaire pour préserver et valoriser notre patrimoine historique. Grâce à vos conseils et à votre bienveillance, j’ai pu acquérir de nouvelles connaissances notamment sur les métiers du musée, qui me seront précieuses pour la suite de mon parcours.</text:span></text:p>
      <text:p text:style-name="Text_20_body"><text:span>Je remercie tout particulièrement Monsieur le maire de Bondues, Monsieur Delebarre et l’ensemble de la municipalité pour leur soutien au musée, ainsi que Madame Estelle Delebarre Dupont, Directrice du musée, et Madame Sarah Do Vale pour leur disponibilité, leur ouverture d’esprit et leur passion communicative. Cette approche inclusive témoigne de vos valeurs et de votre engagement en faveur de l’égalité des chances, et je vous en suis profondément reconnaissant</text:span></text:p>
      <text:p text:style-name="Text_20_body"><text:span>Ce stage a été une véritable opportunité, et je garderai un excellent souvenir des deux semaines passées à vos côtés. Encore un grand merci pour votre confiance et votre bienveillance.</text:span></text:p>
      <text:p text:style-name="Text_20_body"><text:span>C’est avec grand plaisir que je reviendrai vous voir.</text:span></text:p>
      <text:p text:style-name="Heading_20_1_break_before"><text:span>Introduction</text:span></text:p>
      <text:p text:style-name="Text_20_body"><text:span>Dans le cadre de mon stage, j’ai eu l’opportunité d’intégrer le musée de la Résistance, un lieu chargé d’histoire qui retrace les combats et les engagements des résistants lors des deux guerres mondiales. Passionné par cette période marquante, j’ai souhaité effectuer ce stage afin d’approfondir mes connaissances et de mieux comprendre les enjeux de la transmission de la mémoire.</text:span></text:p>
      <text:p text:style-name="Text_20_body"><text:span>Au fil de cette expérience, j’ai pu mesurer l’importance du devoir de mémoire et du travail réalisé par le musée pour préserver et partager l’héritage de la Résistance. Cette immersion m’a renforcé dans l’envie de transmettre ces valeurs fondamentales que sont le courage, la solidarité et l’engagement aux générations futures.</text:span></text:p>
      <text:p text:style-name="Text_20_body"><text:span>Ce rapport a pour objectif mieux vous faire connaître ce musée, de retracer la ou les missions qui m’ont été confiées, les enseignements que j’en ai tirés et les réflexions que ce stage a suscitées quant au rôle des musées dans la transmission de l’Histoire.</text:span></text:p>
      <text:p text:style-name="Heading_20_1"><text:span>Première Partie</text:span></text:p>
      <text:p text:style-name="Heading_20_2"><text:span>Histoire de la structure</text:span></text:p>
      <text:p text:style-name="Text_20_body"><text:span>Implanté depuis 1997 au Fort Lobau, à Bondues, le musée de la Résistance est lui-même un lieu de mémoire. Celle notamment de 68 résistants qui y furent fusillés entre 1943 et 1944 et dont on a découvert les corps il y a 80 ans, à la Libération. Plusieurs d’entre eux appartenaient au réseau de la Voix du nord.</text:span></text:p>
      <text:p text:style-name="Text_20_body"><text:span>« Ici des hommes ont donné leur vie pour que l'on puisse vivre libre, ne l’oublions jamais »</text:span></text:p>
      <text:p text:style-name="Text_20_body"><text:span>Ce lieu inspire la retenue et le silence. Le musée de Bondues est dédié à cette France-là qui avait décidé de poursuivre le combat, ces hommes de toutes conditions et de tous âges, il en perpétue la mémoire vive…</text:span></text:p>
      <text:p text:style-name="Text_20_body"><text:span>Les travaux du Fort commencent en 1878, et sont achevés 6 ans plus tard, il fait suite à la Guerre Franco-allemande, appelée aussi guerre franco-prussienne et la capitulation en 1870. L'Etat-Major Français décide de construire autour de la ville de Lille une ceinture de 6 forts (principe promulgué par l'architecte Séré de Rivières). Ils doivent permettre de défendre les accès de la ville de Lille. Celui de Bondues contrôle la principale voie de communication vers la Belgique toute proche.  </text:span></text:p>
      <text:p text:style-name="Text_20_body"><text:span>En forme de trapèze (270m X 170m), entouré d’un fossé large de 8 m, il est partiellement enterré et entouré de terrains rapportés.</text:span></text:p>
      <text:p text:style-name="Text_20_body"><text:span>Les Allemands vont apprécier les lieux dès la première guerre mondiale. A l’écart de la ville, il peut abriter 750 hommes dans ses casernes, 15 tonnes d’armement, et être équipé de 40 pièces d’artillerie de gros et de moyens calibres, et est situé à proximité de l’aérodrome.</text:span></text:p>
      <text:p text:style-name="Text_20_body"><text:span>Pendant la seconde guerre mondiale il continue à servir de dépôt de munitions pour les Allemands, et également de mess pour les officiers de la base aérienne de Bondues.</text:span></text:p>
      <text:p text:style-name="Text_20_body"><text:span>Après leur défaite, les Allemands font sauter le fort le 1er septembre 44, les tombes numérotées et le poteau d’exécution criblé de balles sera découvert par les Bonduois.</text:span></text:p>
      <text:p text:style-name="Text_20_body"><text:span>Le Fort est déclassé par l’autorité militaire en 1962, un mémorial est dédié à la résistance en juin 1965.  1986 voit la création d’une association : « Souvenir de la Résistance et des Fusillés du Fort de Bondues ». Maurice Schumann porte-parole de la France Libre et Marie-Madeleine Fourcade, chef du réseau Alliance inaugurent en 1986 la cour sacrée.</text:span></text:p>
      <text:p text:style-name="Text_20_body"><text:span>Le musée en lui-même ouvre ses portes en 1997, et est inauguré par Jean-Pierre Masseret secrétaire d’État aux anciens combattants. Il devient municipal en 2009 et accueille plus de 6000 visiteurs chaque année.</text:span></text:p>
      <text:p text:style-name="Text_20_body"><text:span>Il n’est pas classé aux monuments historiques, la mairie de Bondues a les mains libres pour l’entretien ou les travaux.</text:span></text:p>
      <text:p text:style-name="Text_20_body"><text:span>Il devrait d’ailleurs bénéficier de rénovation en 2025, il sera fermé temporairement. La Voix du Nord jouit d’une place toute particulière, fermée actuellement mais qui devrait rouvrir après la rénovation : l’année des 80 ans de la victoire des Alliés sur l’Allemagne nazie, tout un symbole….</text:span></text:p>
      <text:p text:style-name="Heading_20_2"><text:span>Présentation de la structure</text:span></text:p>
      <text:p text:style-name="Text_20_body"><text:span>Il comporte 5 espaces d'exposition pour mieux comprendre la résistance. Chaque salle représente une facette de la résistance : qui, pourquoi, c'est quoi résister, comment, et quels danger ….</text:span></text:p>
      <text:p text:style-name="Text_20_body"><text:span>À l'entrée du musée se trouve la salle du souvenir. Elle présente les portraits des 68 résistants fusillés, ceux-ci nous font constater la grande diversité d'âges et de milieux actifs au sein de la résistance. Les plaques commémoratives ont été posées dans la Cour Sacrée du Fort inaugurée comme lieu de mémoire en 1986.</text:span></text:p>
      <text:p text:style-name="Text_20_body"><text:span>Salle du refus : pourquoi résister face à l'Allemagne nazie ? La population tente de survivre en surmontant les restrictions, le maréchal Pétain décide de capituler en Juin 1940. Les Français refusent le racisme et l'antisémitisme et décident de continuer le combat d'autant plus que la région est un grand bassin industriel et agricole et a une forte tradition syndicale.</text:span></text:p>
      <text:p text:style-name="Text_20_body"><text:span>Qu'est-ce que résister : La salle du courage relate les multiples formes de la résistance (médias clandestins, distribution de tracts, parachutage d'armes depuis Londres, sabotage, réseaux d'évasion). On peut citer en exemple le journal la voix du Nord créé en janvier 1941</text:span></text:p>
      <text:p text:style-name="Text_20_body"><text:span>Comment organiser la résistance ? la salle de l'engagement nous fait comprendre l’organisation des réseaux et mouvements par des éléments d'archives, panneaux : archives de résistants, résistance armée, SS et Gestapo, arrestations et rafles, représentation de la prison de Loos</text:span></text:p>
      <text:p text:style-name="Text_20_body"><text:span>Pour terminer la Salle du sacrifice nous fait comprendre les dangers de la résistance avec les arrestations, les déportations, les convois, les massacres et exécutions des résistants. Un exemple le portrait du résistant Omer Mercier.</text:span></text:p>
      <text:p text:style-name="Text_20_body"><text:span>Le musée bénéficie également d'un centre de recherches. On y retrouve des documents variés : des lettres de résistants déportés et condamnés à mort, des interviews d'anciens résistants, des numéros de journaux clandestins La Voix du Nord, ou encore des archives de réseaux et mouvements français. Il est actuellement inventorié et donc fermé momentanément au public.</text:span></text:p>
      <text:p text:style-name="Heading_20_2"><text:span>Missions de la structure et partenaires</text:span></text:p>
      <text:p text:style-name="Text_20_body"><text:span>La particularité du Musée de la Résistance est d’avoir été élaboré par une équipe d’enseignants et un groupe de résistants de l’association « Souvenir de la Résistance et des Fusillés du Fort de Bondues ». Cette association est un partenaire privilégié pour la commune, elle s’implique particulièrement dans l’animation, les manifestations, les expositions ou commémorations du musée. Elle l’enrichie par les dons, legs ou documents de toute nature qu’elle reçoit, elle est un allié indispensable.</text:span></text:p>
      <text:p text:style-name="Text_20_body"><text:span>Dès le départ du projet, l’objectif était de présenter la Résistance à partir d’exemples régionaux et de parcours de résistants fusillés à Bondues, d’une manière pédagogique pour transmettre le souvenir de cet épisode sombre de notre histoire. Cet espace éducatif est ouvert aux enseignants dès les cours moyens en primaire, jusqu'aux études supérieures.</text:span></text:p>
      <text:p text:style-name="Text_20_body"><text:span>Les explications sont adaptées en fonction du niveau des élèves et des thématiques abordées. Le niveau de connaissance des visiteurs, le niveau scolaire des élèves, la situation géographique des visiteurs, les recherches universitaires, ou la langue des visiteurs (groupe étranger) sont des éléments pris en compte pour garantir une visite enrichissante et accessible.</text:span></text:p>
      <text:p text:style-name="Text_20_body"><text:span>Les visiteurs étrangers peuvent avoir une vision différente de la France pendant la Seconde Guerre mondiale. Le musée veille ainsi à contextualiser ses expositions pour offrir une approche nuancée et adaptée à chaque public.</text:span></text:p>
      <text:p text:style-name="Text_20_body"><text:span>L’association fondée en 1986 a pour but de transmettre aux générations présentes et futures, la mémoire de ce que fut la Résistance Française dans le Nord-Pas-de-Calais occupé et rattaché au commandement allemand de Bruxelles de 1940 à 1945. A cet effet, elle organise et participe à des manifestations, expositions et événements commémoratifs. C'est un patrimoine mémoriel qu'il faut valoriser.</text:span></text:p>
      <text:p text:style-name="Text_20_body"><text:span>Le musée organise environ trente à quarante expositions, avec un rythme de deux par an : une exposition annuelle et une exposition temporaire. Ces expositions abordent des thématiques variées, nourries par les collections du musée. Certaines expositions sont également empruntées auprès d'autres institutions.</text:span></text:p>
      <text:p text:style-name="Text_20_body"><text:span>Par exemple, l'exposition actuelle, Libérer et reconstruire la France (1943-1945), est présentée pour une durée de six mois. La durée varie en fonction des musées et de contraintes spécifiques.</text:span></text:p>
      <text:p text:style-name="Text_20_body"><text:span>L'organisation des expositions prend en compte plusieurs éléments :</text:span></text:p>
      <text:p text:style-name="Text_20_body"><text:span>- les droits d'auteur, qui ont une date limite, bien que certains documents, comme les archives, puissent être utilisés à condition de citer les sources ;</text:span></text:p>
      <text:p text:style-name="Text_20_body"><text:span>-les emprunts d'œuvres, qui doivent respecter les délais précis.</text:span></text:p>
      <text:p text:style-name="Text_20_body"><text:span>Les expositions sont souvent en lien avec le Concours National de la Résistance et de la Déportation (CNRD), qui définit les thématiques. Le musée mène des recherches en interne, mais des enseignants associés au CNRD peuvent également intervenir et travailler avec le musée.</text:span></text:p>
      <text:p text:style-name="Text_20_body"><text:span>Enfin, certaines expositions sont réalisées en partenariat avec l'Office National des Anciens Combattants et Victimes de Guerre (ONACVG), qui a remplacé le ministère des Anciens Combattants.</text:span></text:p>
      <text:p text:style-name="Heading_20_2"><text:span>Différents services de la structure-Partenariat</text:span></text:p>
      <text:p text:style-name="Text_20_body"><text:span>Le musée dépend de la mairie de Bondues. Il est dirigé par Mme Estelle Delebarre Dupont, secondée par Sarah Do Vale.</text:span></text:p>
      <text:p text:style-name="Text_20_body"><text:span>Le personnel et des guides bénévoles font la visite du musée, ceux-ci aident également pour les expositions temporaires, l’organisation.</text:span></text:p>
      <text:p text:style-name="Text_20_body"><text:span>Il est en partenariat avec diverses associations, l’association ATB 14-18 Laventie, le musée de Fromelles (MEL), ou encore ABCD=association de réinsertion des jeunes. Il est également en relation avec le réseau Menhisto (réseau du tourisme mémoriel, réseau 14/45), qui comprend également le musée de la Bataille de Fromelles. Le musée de Bondues est aidé par des subventions. D’autres acteurs entrent en ligne de compte comme le MMCC, piloté par le ministère des armées ? À confirmer.  Tous les 2 ans, est organiser un colloque avec l'institut historique de l'université de Lille.  </text:span></text:p>
      <text:p text:style-name="Text_20_body"><text:span>Ces colloques sont organisés en lien avec des comités scientifiques, qui peuvent choisir les thématiques. Les intervenants viennent souvent de l'extérieur ; parmi les membres du comité scientifique : l'IRHIS de l'université de Lille. Les recherches ne sont pas forcément menées par le musée, c'est souvent le comité scientifique qui s'en charge. Le musée s'occupe de l'organisation des colloques ou des conférences. Mais les colloques se limitent au milieu universitaire, parce qu'il y a une nécessité d'avoir une base scientifique et des connaissances sur la gestion et l'organisation des colloques.  </text:span></text:p>
      <text:p text:style-name="Text_20_body"><text:span>Le musée est principalement financé par la mairie de Bondues, qui assure une grande partie de son budget. Toutefois des demandes de subventions peuvent également être sollicitées auprès de différentes collectivités territoriales, telles que les intercommunalités, la région ou l'Etat. La gestion de ces demandes de subventions est assurée par la commune.</text:span></text:p>
      <text:p text:style-name="Text_20_body"><text:span>En complément, les visiteurs contribuent au financement du musée par le biais des droits d'entrée. Une autre source de financement envisageable est le mécénat, qui permettrait de d'obtenir le soutien d'entreprises en échange de contreparties spécifiques (à vérifier). Enfin bien que possible, le financement par dons reste très rare</text:span></text:p>
      <text:p text:style-name="Heading_20_1"><text:span>Deuxième partie : Présentation des missions réalisées</text:span></text:p>
      <text:p text:style-name="Heading_20_2"><text:span>Participation aux visites guidées, découverte du métier de guide et rencontre avec un enseignant missionné</text:span></text:p>
      <text:p text:style-name="Text_20_body"><text:span>Au cours de mon stage, j’ai eu l’opportunité de suivre plusieurs visites guidées, principalement destinées à des groupes d’élèves de CM1 et CM2 venant de Tourcoing. Ces visites s’inscrivaient dans un projet pédagogique organisé par l’ensemble des écoles de la ville sur le thème de la Résistance. Avant leur venue au musée, les élèves avaient étudié la Seconde Guerre mondiale en classe notamment à travers la diffusion de vidéos. J’ai pu observer leur grande curiosité et leur envie d’en apprendre davantage sur la Résistance, un sujet essentiel à transmettre aux nouvelles générations, notamment face à la disparition progressive des témoins de cette époque et à la montée préoccupante de l’extrême droite et de l’antisémitisme.</text:span></text:p>
      <text:p text:style-name="Text_20_body"><text:span>J’ai également assisté à la visite d’une classe de 3ᵉ venue dans le cadre de la préparation du Concours National de la Résistance et de la Déportation (CNRD), un concours créé en 1961 visant à perpétuer la mémoire de cette période historique. Chaque année, le musée de Bondues organise une exposition en lien avec la thématique du concours. Par exemple, cette année, l’exposition portait sur 1943-1945 : libérer et refonder la France. Parmi les expositions précédentes, on peut citer Résister face à la déportation ou encore L’école et la Résistance.</text:span></text:p>
      <text:p text:style-name="Text_20_body"><text:span>Le CNRD est organisé par un comité composé d’historiens et de membres de l’Éducation nationale. La thématique du concours est transmise entre mai et juin afin que les musées et autres institutions puissent préparer les ressources pédagogiques nécessaires.</text:span></text:p>
      <text:p text:style-name="Text_20_body"><text:span>Ces visites m’ont permis de mieux comprendre le métier de guide ainsi que l’organisation de ces activités. J’ai constaté que les guides étaient, pour la plupart, des bénévoles et que leurs explications s’adaptaient en fonction du public accueilli, rendant ainsi les visites accessibles et pédagogiques.</text:span></text:p>
      <text:p text:style-name="Text_20_body"><text:span>Par ailleurs j’ai eu la chance de rencontrer un enseignant missionné par l’Académie de Lille, qui intervient chaque semaine au musée de la Résistance. Son rôle est de faire connaître le musée aux établissements scolaires, en particulier aux collèges. J’ai eu l’opportunité de l’aider à mettre en place une activité pédagogique en lien avec le programme d’histoire de 3ᵉ sur la Seconde Guerre mondiale, et plus spécifiquement sur la Résistance à travers l’exemple d’Eugène d’Hallendre.</text:span></text:p>
      <text:p text:style-name="Text_20_body"><text:span>L’objectif de cette activité était de proposer des actions permettant d’évaluer et d’approfondir les connaissances des élèves sur le sujet. L’enseignant missionné, qui débute dans cette fonction, a commencé à travailler avec ses classes sur le thème de la collaboration pendant la guerre. Les missions qu’il mène peuvent être en lien avec les thématiques imposées par le CNRD ou avec des directives de l’Éducation nationale et du ministère de la Culture. Un enseignant missionné peut être affecté à un ou deux établissements pour mener à bien ces projets éducatifs.</text:span></text:p>
      <text:p text:style-name="Text_20_body"><text:span>Prochainement, ont lieu plusieurs cérémonies marquant les 80 ans de la capitulation allemande et j’ai pu rencontrer certains membres de l’équipe du service culturel de la mairie de Bondues, qui mettent en place toute la logistique et le matériel œuvrent à la bonne organisation de ces cérémonies.</text:span></text:p>
      <text:p text:style-name="Heading_20_2"><text:span>Création d’une newsletter pour le musée de la Résistance de Bondues</text:span></text:p>
      <text:p text:style-name="Text_20_body"><text:span>Dans le cadre de mon stage, j’ai participé à la mise en place d’une newsletter destinée à informer le public sur les projets du musée et les coulisses de son fonctionnement. Son objectif est d’attirer de futurs visiteurs en partageant des contenus variés via les réseaux sociaux.</text:span></text:p>
      <text:p text:style-name="Text_20_body"><text:span>J’ai eu l’opportunité de réaliser une newsletter spécifique pour l’exposition 1943-1945 : libérer et refonder la France. Son but ici est d’expliquer de manière synthétique, simple et accessible certains événements en lien avec la Résistance afin de capter l’intérêt de différents publics, notamment les groupes scolaires et les familles. Le contenu a donc été adapté en fonction du niveau de connaissance des lecteurs.</text:span></text:p>
      <text:p text:style-name="Text_20_body"><text:span>Cette newsletter est une première pour le musée de la Résistance. Il s’agit d’un journal envoyé par mail à une audience ciblée, comportant plusieurs petits articles relatant les actualités du musée au-delà des visites classiques. Chaque édition est ajustée en fonction des habitudes et des centres d’intérêt du public afin de maximiser son engagement et son impact.</text:span></text:p>
      <text:p text:style-name="Text_20_body"><text:span>Les articles que j’ai réalisés portaient sur les thèmes suivants : les maquis, le GPRF, la libération de Paris, le train de Loos et le massacre d'Ascq en avril 1944.</text:span></text:p>
      <text:p text:style-name="Heading_20_2"><text:span>Découverte et manipulation d’armes historiques</text:span></text:p>
      <text:p text:style-name="Text_20_body"><text:span>Sous la supervision d’un membre de la police municipale, on m’a donné la possibilité de manipuler des armes issues des collections du musée, Ces armes, principalement utilisées par l’armée allemande pendant la Seconde Guerre mondiale, ont ensuite été récupérées par des résistants puis conservées par leurs familles. Certaines d’entre elles datent également de la Première Guerre mondiale (1914-1918).</text:span></text:p>
      <text:p text:style-name="Text_20_body"><text:span>Le musée possède une diversité d’armes, parmi lesquelles des armes de poing, des carabines, des épées, des dagues et des baïonnettes. Toutefois, la carabine était l’arme la plus couramment employée. Avant d’être récupérées, ces armes n’étaient pas immédiatement démilitarisées, ce qui nécessitait un certain délai avant leur neutralisation.</text:span></text:p>
      <text:p text:style-name="Text_20_body"><text:span>Chaque arme se distingue notamment par la longueur de ses cartouches et le dosage de poudre utilisé. Lorsqu’une arme doit être démilitarisée, elle fait l’objet d’une vérification approfondie afin d’évaluer son état de fonctionnement et de s’assurer qu’elle ne présente plus aucun danger.</text:span></text:p>
      <text:p text:style-name="Heading_20_2"><text:span>Proposition d’amélioration de l’accessibilité au musée</text:span></text:p>
      <text:p text:style-name="Text_20_body"><text:span>Etant moi-même en situation de handicap, j’ai réfléchi à différentes solutions pour améliorer l’accessibilité du musée à ces publics. L’objectif est de permettre à tous les visiteurs, quelles que soient leurs limitations, de profiter pleinement des collections et des visites guidées.</text:span></text:p>
      <text:p text:style-name="Text_20_body"><text:span>Voici quelques exemples de propositions visant à rendre le musée plus inclusif et à offrir une expérience enrichissante à tous les visiteurs. Leur mise en place permettrait d’attirer un public plus large et de valoriser l’engagement du musée en faveur de l’accessibilité culturelle :</text:span></text:p>
      <text:list>
        <text:list-item>
          <text:p text:style-name="Text_20_body"><text:span>Adaptation pour les personnes dyslexiques, dysgraphiques (les troubles dys)</text:span></text:p>
        </text:list-item>
        <text:list-item>
          <text:p text:style-name="Text_20_body"><text:span>Existence du dispositif Falc (facile à lire et à comprendre)</text:span></text:p>
        </text:list-item>
        <text:list-item>
          <text:p text:style-name="Text_20_body"><text:span>Développement de visites en langue des signes (LSF) avec un guide formé ou via des vidéos sous-titrées.</text:span></text:p>
        </text:list-item>
        <text:list-item>
          <text:p text:style-name="Text_20_body"><text:span>Installation de rampes d’accès adaptés aux fauteuils roulants</text:span></text:p>
        </text:list-item>
        <text:list-item>
          <text:p text:style-name="Text_20_body"><text:span>Représenter les objets exposés sous forme de maquettes. Exemple : convoi ferroviaire de la gare de Tourcoing.</text:span></text:p>
        </text:list-item>
        <text:list-item>
          <text:p text:style-name="Text_20_body"><text:span>Faciliter l'accès au site internet du musée, difficultés pour naviguer sur la page de recherche pour accéder au contenu car présence de cookies au-dessus du contenu de la page de recherche (handicap visuel)</text:span></text:p>
        </text:list-item>
        <text:list-item>
          <text:p text:style-name="Text_20_body"><text:span>Formation des guides pour mieux accompagner ces publics et adapter leur discours.</text:span></text:p>
        </text:list-item>
        <text:list-item>
          <text:p text:style-name="Text_20_body"><text:span>Signalétique en braille et en relief pour mieux guider les visiteurs non-voyants ou malvoyants.</text:span></text:p>
        </text:list-item>
      </text:list>
      <text:p text:style-name="Heading_20_2"><text:span>Propositions d’ateliers de médiation culturelle</text:span></text:p>
      <text:p text:style-name="Text_20_body"><text:span>On m’a demandé de réfléchir à plusieurs propositions d’ateliers de médiation destinés à enrichir l’expérience des visiteurs du musée, notamment les publics scolaires et familiaux. Ces ateliers visent à approfondir la compréhension de la Résistance et de la Seconde Guerre mondiale à travers des approches pédagogiques et interactives adaptées aux différents niveaux de connaissance des participants.</text:span></text:p>
      <text:p text:style-name="Text_20_body"><text:span>J’ai étudié plusieurs pistes : ateliers d’écriture, activités ludiques, création artistique, réalisation de reportages, mise en lumière des résistants étrangers :</text:span></text:p>
      <text:p text:style-name="Text_20_body"><text:span>-Organisation d’ateliers d’écriture permettant aux participants de relater ou résumer le parcours d’un résistant, à partir de documents d’archives ou de témoignages, ou se mettre dans la peau de celui-ci.</text:span></text:p>
      <text:p text:style-name="Text_20_body"><text:span>-Création de textes, d’histoires ou de poèmes inspirés de faits réels liés à la Résistance.</text:span></text:p>
      <text:p text:style-name="Text_20_body"><text:span>-Mise en scène de scénettes ou de petites pièces de théâtre, afin de restituer des moments clés de la vie des résistants sous l’Occupation.</text:span></text:p>
      <text:p text:style-name="Text_20_body"><text:span>-Conception d’un quiz sur la Seconde Guerre mondiale, axé sur la Résistance, avec des niveaux adaptés pour les enfants, les adolescents et les adultes.</text:span></text:p>
      <text:p text:style-name="Text_20_body"><text:span>-Réalisation d’un livret de mission destiné aux enfants visitant le musée. Ce support ludique permettrait d’aborder une thématique spécifique</text:span></text:p>
      <text:p text:style-name="Text_20_body"><text:span>-Encourager l’expression artistique en proposant des activités comme la création de maquettes ou de dessins inspirés par la Résistance et la Seconde Guerre mondiale.</text:span></text:p>
      <text:p text:style-name="Text_20_body"><text:span>-Un atelier spécifique pourrait être consacré aux étrangers ayant participé à la Résistance, afin de souligner leur engagement et leur rôle souvent méconnu dans la lutte contre l’Occupation. Exemple : Missak Manouchian militant communiste, résistant, ouvrier et poète arménien réfugié en France.</text:span></text:p>
      <text:p text:style-name="Text_20_body"><text:span>-Mise en place d’un atelier de création audiovisuelle, où les participants pourraient réaliser un petit reportage ou une courte vidéo sur le quotidien d’un résistant ou d’une famille de résistants dans le Nord de la France sous l’Occupation (risques d’arrestation, de déportation, conditions de vie, pénuries, rationnement etc …)</text:span></text:p>
      <text:p text:style-name="Text_20_body"><text:span>Ces ateliers permettraient d’impliquer activement les visiteurs dans le travail de mémoire tout en rendant l’apprentissage plus dynamique et interactif. Leur mise en place contribuerait à renforcer l’attrait du musée pour différents publics et à favoriser une meilleure transmission de l’Histoire.</text:span></text:p>
      <text:p text:style-name="Heading_20_1"><text:span>Troisième Partie : Bilan du stage</text:span></text:p>
      <text:p text:style-name="Text_20_body"><text:span>Ce stage au musée de la Résistance de Bondues a été une expérience particulièrement enrichissante, tant sur le plan professionnel que personnel. Il m’a permis d’explorer différents aspects du fonctionnement d’un musée et d’approfondir mes connaissances sur les différents métiers liés aux musées. Grâce aux échanges que j’ai pu avoir avec les différents intervenants ; bénévoles, enseignants, personnel du musée, service culturel et municipal ; cette immersion m’a permis de mieux comprendre le rôle de chacun dans la transmission de la mémoire et l’organisation des visites et expositions. Une autre expérience marquante, la découverte et la manipulation d’armes m’a offert une approche plus concrète des objets historiques.</text:span></text:p>
      <text:p text:style-name="Text_20_body"><text:span>Le principal point de difficulté durant ce stage a été lié à mon impossibilité d’animer une visite guidée en totale autonomie en raison de mon handicap visuel. Bien que cela ne m’ait pas empêché de participer activement aux visites et aux échanges avec le public, cette contrainte a limité ma capacité à mener moi-même une visite complète.</text:span></text:p>
      <text:p text:style-name="Text_20_body"><text:span>Ce stage a été une expérience extrêmement formatrice, qui m’a permis d’acquérir de nouvelles connaissances et de développer mes compétences en médiation culturelle. J’ai particulièrement apprécié la diversité des missions, les rencontres avec les professionnels du musée et la possibilité de pouvoir apporter des propositions concrètes pour améliorer l’accessibilité mais également de proposer des activités diversifiées en fonction des publics accueillis. Malgré la difficulté liée à mon handicap, cette expérience m’a conforté dans mon intérêt pour le domaine culturel et patrimonial.</text:span></text:p>
      <text:table-of-content text:name="Table des matière1" text:protected="true" text:style-name="a35fd2e">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leader-char="." style:type="right"/>
            <text:index-entry-page-number/>
            <text:index-entry-link-end/>
          </text:table-of-content-entry-template>
          <text:table-of-content-entry-template text:outline-level="2" text:style-name="Contents_20_2">
            <text:index-entry-link-start text:style-name="Index_20_Link"/>
            <text:index-entry-chapter/>
            <text:index-entry-text/>
            <text:index-entry-tab-stop style:leader-char="." style:type="right"/>
            <text:index-entry-page-number/>
            <text:index-entry-link-end/>
          </text:table-of-content-entry-template>
          <text:table-of-content-entry-template text:outline-level="3" text:style-name="Contents_20_3">
            <text:index-entry-link-start text:style-name="Index_20_Link"/>
            <text:index-entry-chapter/>
            <text:index-entry-text/>
            <text:index-entry-tab-stop style:leader-char="." style:type="right"/>
            <text:index-entry-page-number/>
            <text:index-entry-link-end/>
          </text:table-of-content-entry-template>
          <text:table-of-content-entry-template text:outline-level="4" text:style-name="Contents_20_4">
            <text:index-entry-link-start text:style-name="Index_20_Link"/>
            <text:index-entry-chapter/>
            <text:index-entry-text/>
            <text:index-entry-tab-stop style:leader-char="." style:type="right"/>
            <text:index-entry-page-number/>
            <text:index-entry-link-end/>
          </text:table-of-content-entry-template>
          <text:table-of-content-entry-template text:outline-level="5" text:style-name="Contents_20_5">
            <text:index-entry-link-start text:style-name="Index_20_Link"/>
            <text:index-entry-chapter/>
            <text:index-entry-text/>
            <text:index-entry-tab-stop style:leader-char="." style:type="right"/>
            <text:index-entry-page-number/>
            <text:index-entry-link-end/>
          </text:table-of-content-entry-template>
        </text:table-of-content-source>
        <text:index-body>
          <text:index-title>
            <p>Table des matières</p>
          </text:index-title>
        </text:index-body>
      </text:table-of-content>
      <text:p text:style-name="Text_20_body"><text:span>Bibliographie, sitographie, annexes.</text:span></text:p>
      <text:p text:style-name="Text_20_body"><text:span>-La voix du Nord dimanche 15 septembre 2024 : Ce fort où les fantômes de la Résistance ont tant à nous raconter</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line-height="115%" fo:margin-bottom="0.212cm" fo:margin-top="0cm" fo:text-align="justify"/>
      <style:text-properties fo:font-size="14pt"/>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04-01T08:16:13</dc:date>
    <meta:editing-cycles>4</meta:editing-cycles>
    <meta:editing-duration>PT0.049S</meta:editing-duration>
    <meta:creation-date>2025-04-01T08:16:13</meta:creation-date>
  </office:meta>
</office:document-meta>
</file>